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complex="Calibri" fo:font-size="9pt" style:font-size-asian="9pt" style:font-size-complex="9pt"/>
    </style:style>
    <style:style style:name="T3" style:parent-style-name="Основнойшрифтабзаца" style:family="text">
      <style:text-properties style:font-name="Times New Roman" style:font-name-complex="Calibri" fo:font-size="9pt" style:font-size-asian="9pt" style:font-size-complex="9pt"/>
    </style:style>
    <style:style style:name="T4" style:parent-style-name="Основнойшрифтабзаца" style:family="text">
      <style:text-properties style:font-name="Times New Roman" style:font-name-complex="Arial" fo:font-size="9pt" style:font-size-asian="9pt" style:font-size-complex="9pt"/>
    </style:style>
    <style:style style:name="P5" style:parent-style-name="Standard" style:family="paragraph">
      <style:paragraph-properties fo:text-align="center" fo:margin-bottom="0in" fo:line-height="100%" fo:text-indent="0.375in"/>
      <style:text-properties style:font-name="Times New Roman" style:font-name-complex="Calibri" fo:font-size="9pt" style:font-size-asian="9pt" style:font-size-complex="9pt"/>
    </style:style>
    <style:style style:name="TableColumn7" style:family="table-column">
      <style:table-column-properties style:column-width="0.8555in" style:use-optimal-column-width="false"/>
    </style:style>
    <style:style style:name="TableColumn8" style:family="table-column">
      <style:table-column-properties style:column-width="2.5708in" style:use-optimal-column-width="false"/>
    </style:style>
    <style:style style:name="TableColumn9" style:family="table-column">
      <style:table-column-properties style:column-width="1.9284in" style:use-optimal-column-width="false"/>
    </style:style>
    <style:style style:name="TableColumn10" style:family="table-column">
      <style:table-column-properties style:column-width="1.9298in" style:use-optimal-column-width="false"/>
    </style:style>
    <style:style style:name="Table6" style:family="table">
      <style:table-properties style:width="7.2847in" fo:margin-left="-0.637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17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1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0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2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2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5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2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7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2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9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3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3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6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3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3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0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3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4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5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4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7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4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9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50" style:family="table-row">
      <style:table-row-properties style:min-row-height="0.1437in" style:use-optimal-row-height="false"/>
    </style:style>
    <style:style style:name="TableCell5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2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5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4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5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6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5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Row59" style:family="table-row">
      <style:table-row-properties style:min-row-height="0.3097in" style:use-optimal-row-height="false"/>
    </style:style>
    <style:style style:name="TableRow60" style:family="table-row">
      <style:table-row-properties style:min-row-height="0.1437in" style:use-optimal-row-height="false"/>
    </style:style>
    <style:style style:name="TableCell6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2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6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4" style:parent-style-name="Standard" style:family="paragraph">
      <style:paragraph-properties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6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6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6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 fo:language="en" fo:country="US"/>
    </style:style>
    <style:style style:name="TableRow69" style:family="table-row">
      <style:table-row-properties style:min-row-height="1.3194in" style:use-optimal-row-height="false"/>
    </style:style>
    <style:style style:name="TableRow70" style:family="table-row">
      <style:table-row-properties style:min-row-height="0.1437in" style:use-optimal-row-height="false"/>
    </style:style>
    <style:style style:name="TableCell7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2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7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4" style:parent-style-name="Standard" style:family="paragraph">
      <style:paragraph-properties fo:margin-bottom="0in" fo:line-height="100%" fo:margin-left="0.1965in">
        <style:tab-stops/>
      </style:paragraph-properties>
      <style:text-properties style:font-name="Times New Roman" style:font-name-complex="Calibri" fo:font-size="9pt" style:font-size-asian="9pt" style:font-size-complex="9pt"/>
    </style:style>
    <style:style style:name="TableCell7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6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/>
    </style:style>
    <style:style style:name="TableCell7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8" style:parent-style-name="Standard" style:family="paragraph">
      <style:paragraph-properties fo:text-align="center" fo:margin-bottom="0in" fo:line-height="100%"/>
      <style:text-properties style:font-name="Times New Roman" style:font-name-complex="Calibri" fo:font-size="9pt" style:font-size-asian="9pt" style:font-size-complex="9pt" fo:language="en" fo:country="US"/>
    </style:style>
    <style:style style:name="TableRow79" style:family="table-row">
      <style:table-row-properties style:min-row-height="0.3097in" style:use-optimal-row-height="false"/>
    </style:style>
    <style:style style:name="P80" style:parent-style-name="Standard" style:family="paragraph">
      <style:paragraph-properties fo:margin-right="0.5902in"/>
      <style:text-properties style:font-name="Times New Roman" style:font-name-complex="Arial" fo:font-size="9pt" style:font-size-asian="9pt" style:font-size-complex="9pt" fo:language="en" fo:country="US"/>
    </style:style>
    <style:style style:name="P81" style:parent-style-name="Standard" style:family="paragraph">
      <style:paragraph-properties fo:margin-right="0.5902in"/>
      <style:text-properties style:font-name="Times New Roman" style:font-name-complex="Arial" fo:font-size="9pt" style:font-size-asian="9pt" style:font-size-complex="9pt" fo:language="en" fo:country="US"/>
    </style:style>
    <style:style style:name="P82" style:parent-style-name="Standard" style:family="paragraph">
      <style:paragraph-properties fo:margin-right="0.5902in"/>
      <style:text-properties style:font-name="Times New Roman" style:font-name-complex="Arial" fo:font-size="9pt" style:font-size-asian="9pt" style:font-size-complex="9pt" fo:language="en" fo:country="US"/>
    </style:style>
  </office:automatic-styles>
  <office:body>
    <office:text text:use-soft-page-breaks="true">
      <text:p text:style-name="P1"><text:span text:style-name="T2">Форма 3.8 Информация о наличии (отсутствии) технической возможности подключения к централизованной системе водоотведения, а также о регистрации и ходе реализации заявок о подключении к</text:span><text:span text:style-name="T3"><text:s/>централизованной системе водоотведения<text:s/></text:span><text:span text:style-name="T4">за период с 01.07.2020 г. по 30.09.2020 г.</text:span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>
            <text:p text:style-name="P13">Параметры формы</text:p>
          </table:table-cell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N п/п</text:p>
          </table:table-cell>
          <table:table-cell table:style-name="TableCell17">
            <text:p text:style-name="P18">Наименование параметра</text:p>
          </table:table-cell>
          <table:table-cell table:style-name="TableCell19">
            <text:p text:style-name="P20">Единица измерения</text:p>
          </table:table-cell>
          <table:table-cell table:style-name="TableCell21">
            <text:p text:style-name="P22">Информация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>Количество поданных заявок</text:p>
          </table:table-cell>
          <table:table-cell table:style-name="TableCell28">
            <text:p text:style-name="P29">ед.</text:p>
          </table:table-cell>
          <table:table-cell table:style-name="TableCell30">
            <text:p text:style-name="P31">0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Количество исполненных заявок</text:p>
          </table:table-cell>
          <table:table-cell table:style-name="TableCell37">
            <text:p text:style-name="P38">ед.</text:p>
          </table:table-cell>
          <table:table-cell table:style-name="TableCell39">
            <text:p text:style-name="P40">0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P45">Количество заявок с<text:s/>решением об отказе в подключении</text:p>
          </table:table-cell>
          <table:table-cell table:style-name="TableCell46">
            <text:p text:style-name="P47">ед.</text:p>
          </table:table-cell>
          <table:table-cell table:style-name="TableCell48">
            <text:p text:style-name="P49">0</text:p>
          </table:table-cell>
        </table:table-row>
        <table:table-row table:style-name="TableRow50">
          <table:table-cell table:style-name="TableCell51" table:number-rows-spanned="2">
            <text:p text:style-name="P52">4</text:p>
          </table:table-cell>
          <table:table-cell table:style-name="TableCell53" table:number-rows-spanned="2">
            <text:p text:style-name="P54">Причины отказа в подключении</text:p>
          </table:table-cell>
          <table:table-cell table:style-name="TableCell55" table:number-rows-spanned="2">
            <text:p text:style-name="P56">x</text:p>
          </table:table-cell>
          <table:table-cell table:style-name="TableCell57" table:number-rows-spanned="2">
            <text:p text:style-name="P58">-</text:p>
          </table:table-cell>
        </table:table-row>
        <table:table-row table:style-name="TableRow5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60">
          <table:table-cell table:style-name="TableCell61" table:number-rows-spanned="2">
            <text:p text:style-name="P62">5</text:p>
          </table:table-cell>
          <table:table-cell table:style-name="TableCell63" table:number-rows-spanned="2">
            <text:p text:style-name="P64">Резерв мощности централизованной системы водоотведения в течение квартала, в том числе:</text:p>
          </table:table-cell>
          <table:table-cell table:style-name="TableCell65" table:number-rows-spanned="2">
            <text:p text:style-name="P66">тыс. куб. м/сутки</text:p>
          </table:table-cell>
          <table:table-cell table:style-name="TableCell67" table:number-rows-spanned="2">
            <text:p text:style-name="P68">21</text:p>
          </table:table-cell>
        </table:table-row>
        <table:table-row table:style-name="TableRow6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70">
          <table:table-cell table:style-name="TableCell71" table:number-rows-spanned="2">
            <text:p text:style-name="P72">5.1</text:p>
          </table:table-cell>
          <table:table-cell table:style-name="TableCell73" table:number-rows-spanned="2">
            <text:p text:style-name="P74">- централизованная система водоотведения</text:p>
          </table:table-cell>
          <table:table-cell table:style-name="TableCell75" table:number-rows-spanned="2">
            <text:p text:style-name="P76">тыс. куб.<text:s/>м/сутки</text:p>
          </table:table-cell>
          <table:table-cell table:style-name="TableCell77" table:number-rows-spanned="2">
            <text:p text:style-name="P78">21</text:p>
          </table:table-cell>
        </table:table-row>
        <table:table-row table:style-name="TableRow7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</table:table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орозова Елена</meta:initial-creator>
    <dc:creator>Морозова Елена</dc:creator>
    <meta:creation-date>2018-10-17T10:11:00Z</meta:creation-date>
    <dc:date>2020-10-07T10:17:00Z</dc:date>
    <meta:print-date>2019-07-08T09:13:00Z</meta:print-date>
    <meta:template xlink:href="Normal" xlink:type="simple"/>
    <meta:editing-cycles>11</meta:editing-cycles>
    <meta:editing-duration>PT3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6" meta:character-count="713" meta:row-count="5" meta:non-whitespace-character-count="608"/>
  </office:meta>
</office:document-meta>
</file>